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800080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ff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fo:color="#00ae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ff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fo:color="#0000ff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Relatório de Playtest – Honra e Poder</text:span></text:p>
      <text:p text:style-name="P1"><text:span text:style-name="T2"/></text:p>
      <text:p text:style-name="P2"><text:span text:style-name="T3">Componentes:</text:span></text:p>
      <text:p text:style-name="P2"><text:span text:style-name="T4">I<text:s text:c="3"/>- Lucas Novo</text:span></text:p>
      <text:p text:style-name="P3"><text:span text:style-name="T4">II<text:s text:c="2"/>- Márcio Lima</text:span></text:p>
      <text:p text:style-name="P3"><text:span text:style-name="T4">III - Victor Rangel</text:span></text:p>
      <text:p text:style-name="P3"><text:span text:style-name="T5"/></text:p>
      <text:p text:style-name="P3"><text:span text:style-name="T6">Devices:</text:span></text:p>
      <text:p text:style-name="P3"><text:span text:style-name="T7">2.3.6 - Victor - Galaxy Y Duos - SAMSUNG<text:s text:c="2"/><text:tab/>"modelo01"</text:span></text:p>
      <text:p text:style-name="P3"><text:span text:style-name="T8">2.3.6 - Caroline - Galaxy Ace - SAMSUNG <text:tab/>"modelo02"</text:span></text:p>
      <text:p text:style-name="P3"><text:span text:style-name="T9">2.3.6 - Thaynã - Motorola XT305 - MOTOROLA <text:tab/>"modelo03"</text:span></text:p>
      <text:p text:style-name="P3"><text:span text:style-name="T10">2.3.6 - Henrique - Galaxy Y - SAMSUNG <text:tab/><text:tab/>"modelo04"</text:span></text:p>
      <text:p text:style-name="P3"><text:span text:style-name="T11"/></text:p>
      <text:p text:style-name="P4"><text:span text:style-name="T12">MODELO:</text:span><text:span text:style-name="T13"><text:s/>Erro/Local do Erro – Explicitação do Erro/Possível Solução;</text:span></text:p>
      <text:p text:style-name="P4"><text:span text:style-name="T14"/></text:p>
      <text:list text:style-name="L5">
        <text:list-item>
          <text:p text:style-name="P5"><text:span text:style-name="T15">08/08 (I, II, III):</text:span></text:p>
        </text:list-item>
      </text:list>
      <text:p text:style-name="P6"><text:span text:style-name="T16">- Dificuldade na leitura do Menu de Batalha - mudar a cor da letra do menu principal para uma mais clara. (branco);</text:span></text:p>
      <text:p text:style-name="P6"><text:span text:style-name="T16">- Tiro no mesmo toque - o tiro ainda não foi para o segundo toque;</text:span></text:p>
      <text:p text:style-name="P6"><text:span text:style-name="T16">- Tiro continua lento - quando toca perto do personagem o tiro sai em velocidade lenta;</text:span></text:p>
      <text:p text:style-name="P6"><text:span text:style-name="T16">- Tiro não está sendo destruído - Após certo número de tiros o personagem e as balas (objetos que ficam sendo redesenhados) ficam “piscando” e depois desaparecem;</text:span></text:p>
      <text:p text:style-name="P6"><text:span text:style-name="T16">- Personagem movimenta rápido - dependendo da distância do toque na tela o personagem se move mais rápido (quanto mais longe mais rápido);</text:span></text:p>
      <text:p text:style-name="P6"><text:span text:style-name="T16">- Letras com acento e caracteres especiais não aparecem;</text:span></text:p>
      <text:p text:style-name="P6"><text:span text:style-name="T16">- Seleção desnecessária nos Créditos - Você pode selecionar o nome dos criadores do jogo sem necessidade;</text:span></text:p>
      <text:p text:style-name="P6"><text:span text:style-name="T16">- Conectando sem time e sem nome;</text:span></text:p>
      <text:p text:style-name="P6"><text:span text:style-name="T16">- Efeito do Tiro, Créditos, Menu Secundário e Dicas sem som;</text:span></text:p>
      <text:p text:style-name="P6"><text:span text:style-name="T16">- A primeira dica se repete no fim - Ao chegar na última dica, voltar para a primeira.</text:span></text:p>
      <text:p text:style-name="P6"><text:span text:style-name="T17"/></text:p>
      <text:list text:style-name="L7">
        <text:list-item>
          <text:p text:style-name="P7"><text:span text:style-name="T18">09/08 (II, III):</text:span></text:p>
        </text:list-item>
      </text:list>
      <text:p text:style-name="P8"><text:span text:style-name="T18">- Erro na música do Menu - Ao entrar na Batalha e voltar, a música começa duas vezes (</text:span><text:span text:style-name="T19">modelo02</text:span><text:span text:style-name="T20">,<text:s/></text:span><text:span text:style-name="T21">modelo03</text:span><text:span text:style-name="T22">);</text:span></text:p>
      <text:p text:style-name="P8"><text:span text:style-name="T22">- Problema ao deixar o jogo em segundo plano muito tempo – Ao voltar ao jogo a tela fica branca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